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595959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none" style:country-asian="none" style:font-style-asian="normal" style:font-weight-asian="normal" style:font-name-complex="Lohit Devanaga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00 byte Msg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Routerleistung mit 300 Byte Nachrichtenlänge ( jeder sendet 500 Nachricht an jeden) 1M baudrate 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erhalten</text:p>
          </table:table-cell>
          <table:table-cell table:style-name="ce4" office:value-type="string" calcext:value-type="string">
            <text:p>verlor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E5]/6000" office:value-type="float" office:value="1" calcext:value-type="float">
            <text:p>1</text:p>
          </table:table-cell>
          <table:table-cell table:formula="of:=[.F5]/6000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formula="of:=6000-[.E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E6]/6000" office:value-type="float" office:value="0.998833333333333" calcext:value-type="float">
            <text:p>0,998833333333333</text:p>
          </table:table-cell>
          <table:table-cell table:formula="of:=[.F6]/6000" office:value-type="float" office:value="0.00116666666666667" calcext:value-type="float">
            <text:p>0,00116666666666667</text:p>
          </table:table-cell>
          <table:table-cell table:formula="of:=6000-3-3-1-0" office:value-type="float" office:value="5993" calcext:value-type="float">
            <text:p>5993</text:p>
          </table:table-cell>
          <table:table-cell table:formula="of:=6000-[.E6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E7]/6000" office:value-type="float" office:value="0.9315" calcext:value-type="float">
            <text:p>0,9315</text:p>
          </table:table-cell>
          <table:table-cell table:formula="of:=[.F7]/6000" office:value-type="float" office:value="0.0685" calcext:value-type="float">
            <text:p>0,0685</text:p>
          </table:table-cell>
          <table:table-cell table:formula="of:=1408+1406+1408+1367" office:value-type="float" office:value="5589" calcext:value-type="float">
            <text:p>5589</text:p>
          </table:table-cell>
          <table:table-cell table:formula="of:=6000-[.E7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E8]/6000" office:value-type="float" office:value="0.998833333333333" calcext:value-type="float">
            <text:p>0,998833333333333</text:p>
          </table:table-cell>
          <table:table-cell table:formula="of:=[.F8]/6000" office:value-type="float" office:value="0.00116666666666667" calcext:value-type="float">
            <text:p>0,00116666666666667</text:p>
          </table:table-cell>
          <table:table-cell table:formula="of:=6000-2-2-1-2" office:value-type="float" office:value="5993" calcext:value-type="float">
            <text:p>5993</text:p>
          </table:table-cell>
          <table:table-cell table:formula="of:=6000-[.E8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E9]/6000" office:value-type="float" office:value="0.999166666666667" calcext:value-type="float">
            <text:p>0,999166666666667</text:p>
          </table:table-cell>
          <table:table-cell table:formula="of:=[.F9]/6000" office:value-type="float" office:value="0.000833333333333333" calcext:value-type="float">
            <text:p>0,000833333333333333</text:p>
          </table:table-cell>
          <table:table-cell table:formula="of:=6000-1-2-1-1" office:value-type="float" office:value="5995" calcext:value-type="float">
            <text:p>5995</text:p>
          </table:table-cell>
          <table:table-cell table:formula="of:=6000-[.E9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E10]/6000" office:value-type="float" office:value="0.994666666666667" calcext:value-type="float">
            <text:p>0,994666666666667</text:p>
          </table:table-cell>
          <table:table-cell table:formula="of:=[.F10]/6000" office:value-type="float" office:value="0.00533333333333333" calcext:value-type="float">
            <text:p>0,00533333333333333</text:p>
          </table:table-cell>
          <table:table-cell table:formula="of:=6000-5-11-10-6" office:value-type="float" office:value="5968" calcext:value-type="float">
            <text:p>5968</text:p>
          </table:table-cell>
          <table:table-cell table:formula="of:=6000-[.E10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E11]/6000" office:value-type="float" office:value="0.981666666666667" calcext:value-type="float">
            <text:p>0,981666666666667</text:p>
          </table:table-cell>
          <table:table-cell table:formula="of:=[.F11]/6000" office:value-type="float" office:value="0.0183333333333333" calcext:value-type="float">
            <text:p>0,0183333333333333</text:p>
          </table:table-cell>
          <table:table-cell table:formula="of:=1499+1499+1500+1392" office:value-type="float" office:value="5890" calcext:value-type="float">
            <text:p>5890</text:p>
          </table:table-cell>
          <table:table-cell table:formula="of:=6000-[.E11]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E12]/6000" office:value-type="float" office:value="0.978666666666667" calcext:value-type="float">
            <text:p>0,978666666666667</text:p>
          </table:table-cell>
          <table:table-cell table:formula="of:=[.F12]/6000" office:value-type="float" office:value="0.0213333333333333" calcext:value-type="float">
            <text:p>0,0213333333333333</text:p>
          </table:table-cell>
          <table:table-cell table:formula="of:=1389+1498+1486+1499" office:value-type="float" office:value="5872" calcext:value-type="float">
            <text:p>5872</text:p>
          </table:table-cell>
          <table:table-cell table:formula="of:=6000-[.E12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E13]/6000" office:value-type="float" office:value="0.905166666666667" calcext:value-type="float">
            <text:p>0,905166666666667</text:p>
          </table:table-cell>
          <table:table-cell table:formula="of:=[.F13]/6000" office:value-type="float" office:value="0.0948333333333333" calcext:value-type="float">
            <text:p>0,0948333333333333</text:p>
          </table:table-cell>
          <table:table-cell table:formula="of:=1384+1386+1272+1389" office:value-type="float" office:value="5431" calcext:value-type="float">
            <text:p>5431</text:p>
          </table:table-cell>
          <table:table-cell table:formula="of:=6000-[.E13]"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E14]/6000" office:value-type="float" office:value="0.997833333333333" calcext:value-type="float">
            <text:p>0,997833333333333</text:p>
          </table:table-cell>
          <table:table-cell table:formula="of:=[.F14]/6000" office:value-type="float" office:value="0.00216666666666667" calcext:value-type="float">
            <text:p>0,00216666666666667</text:p>
          </table:table-cell>
          <table:table-cell table:formula="of:=6000-3-4-4-2" office:value-type="float" office:value="5987" calcext:value-type="float">
            <text:p>5987</text:p>
          </table:table-cell>
          <table:table-cell table:formula="of:=6000-[.E14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E15]/6000" office:value-type="float" office:value="0.993833333333333" calcext:value-type="float">
            <text:p>0,993833333333333</text:p>
          </table:table-cell>
          <table:table-cell table:formula="of:=[.F15]/6000" office:value-type="float" office:value="0.00616666666666667" calcext:value-type="float">
            <text:p>0,00616666666666667</text:p>
          </table:table-cell>
          <table:table-cell table:formula="of:=6000-8-11-10-8" office:value-type="float" office:value="5963" calcext:value-type="float">
            <text:p>5963</text:p>
          </table:table-cell>
          <table:table-cell table:formula="of:=6000-[.E15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E16]/6000" office:value-type="float" office:value="0.994166666666667" calcext:value-type="float">
            <text:p>0,994166666666667</text:p>
          </table:table-cell>
          <table:table-cell table:formula="of:=[.F16]/6000" office:value-type="float" office:value="0.00583333333333333" calcext:value-type="float">
            <text:p>0,00583333333333333</text:p>
          </table:table-cell>
          <table:table-cell table:formula="of:=6000-9-12-8-6" office:value-type="float" office:value="5965" calcext:value-type="float">
            <text:p>5965</text:p>
          </table:table-cell>
          <table:table-cell table:formula="of:=6000-[.E1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E17]/6000" office:value-type="float" office:value="0.998" calcext:value-type="float">
            <text:p>0,998</text:p>
          </table:table-cell>
          <table:table-cell table:formula="of:=[.F17]/6000" office:value-type="float" office:value="0.002" calcext:value-type="float">
            <text:p>0,002</text:p>
          </table:table-cell>
          <table:table-cell table:formula="of:=6000-2-4-3-3" office:value-type="float" office:value="5988" calcext:value-type="float">
            <text:p>5988</text:p>
          </table:table-cell>
          <table:table-cell table:formula="of:=6000-[.E1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E18]/6000" office:value-type="float" office:value="0.9655" calcext:value-type="float">
            <text:p>0,9655</text:p>
          </table:table-cell>
          <table:table-cell table:formula="of:=[.F18]/6000" office:value-type="float" office:value="0.0345" calcext:value-type="float">
            <text:p>0,0345</text:p>
          </table:table-cell>
          <table:table-cell table:formula="of:=1499+1438+1500+1356" office:value-type="float" office:value="5793" calcext:value-type="float">
            <text:p>5793</text:p>
          </table:table-cell>
          <table:table-cell table:formula="of:=6000-[.E18]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E19]/6000" office:value-type="float" office:value="0.9145" calcext:value-type="float">
            <text:p>0,9145</text:p>
          </table:table-cell>
          <table:table-cell table:formula="of:=[.F19]/6000" office:value-type="float" office:value="0.0855" calcext:value-type="float">
            <text:p>0,0855</text:p>
          </table:table-cell>
          <table:table-cell table:formula="of:=1326+1384+1446+1331" office:value-type="float" office:value="5487" calcext:value-type="float">
            <text:p>5487</text:p>
          </table:table-cell>
          <table:table-cell table:formula="of:=6000-[.E19]"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E20]/6000" office:value-type="float" office:value="0.847333333333333" calcext:value-type="float">
            <text:p>0,847333333333333</text:p>
          </table:table-cell>
          <table:table-cell table:formula="of:=[.F20]/6000" office:value-type="float" office:value="0.152666666666667" calcext:value-type="float">
            <text:p>0,152666666666667</text:p>
          </table:table-cell>
          <table:table-cell table:formula="of:=1302+1190+1414+1178" office:value-type="float" office:value="5084" calcext:value-type="float">
            <text:p>5084</text:p>
          </table:table-cell>
          <table:table-cell table:formula="of:=6000-[.E20]"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E21]/6000" office:value-type="float" office:value="0.732666666666667" calcext:value-type="float">
            <text:p>0,732666666666667</text:p>
          </table:table-cell>
          <table:table-cell table:formula="of:=[.F21]/6000" office:value-type="float" office:value="0.267333333333333" calcext:value-type="float">
            <text:p>0,267333333333333</text:p>
          </table:table-cell>
          <table:table-cell table:formula="of:=1291+1088+1228+789" office:value-type="float" office:value="4396" calcext:value-type="float">
            <text:p>4396</text:p>
          </table:table-cell>
          <table:table-cell table:formula="of:=6000-[.E21]" office:value-type="float" office:value="1604" calcext:value-type="float">
            <text:p>16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E22]/6000" office:value-type="float" office:value="0.621666666666667" calcext:value-type="float">
            <text:p>0,621666666666667</text:p>
          </table:table-cell>
          <table:table-cell table:formula="of:=[.F22]/6000" office:value-type="float" office:value="0.378333333333333" calcext:value-type="float">
            <text:p>0,378333333333333</text:p>
          </table:table-cell>
          <table:table-cell table:formula="of:=1036+876+735+1083" office:value-type="float" office:value="3730" calcext:value-type="float">
            <text:p>3730</text:p>
          </table:table-cell>
          <table:table-cell table:formula="of:=6000-[.E22]" office:value-type="float" office:value="2270" calcext:value-type="float">
            <text:p>227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</table:table>
      <table:table table:name="300(1.)" table:style-name="ta1">
        <office:forms form:automatic-focus="false" form:apply-design-mode="false"/>
        <table:shapes>
          <draw:frame draw:z-index="0" draw:style-name="gr1" draw:text-style-name="P1" svg:width="19.068cm" svg:height="11.112cm" svg:x="0.28cm" svg:y="0.379cm">
            <draw:object draw:notify-on-update-of-ranges="'300 byte Msg'.B4:'300 byte Msg'.B4 '300 byte Msg'.B5:'300 byte Msg'.B22 '300 byte Msg'.C4:'300 byte Msg'.C4 '300 byte Msg'.C5:'300 byte Msg'.C22 '300 byte Msg'.D4:'300 byte Msg'.D4 '300 byte Msg'.D5:'300 byte Msg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300(2.)" table:style-name="ta1">
        <office:forms form:automatic-focus="false" form:apply-design-mode="false"/>
        <table:shapes>
          <draw:frame draw:z-index="0" draw:style-name="gr1" draw:text-style-name="P1" svg:width="19.241cm" svg:height="11.213cm" svg:x="0.001cm" svg:y="0.001cm">
            <draw:object draw:notify-on-update-of-ranges="'300 byte Msg'.B4:'300 byte Msg'.B4 '300 byte Msg'.B5:'300 byte Msg'.B22 '300 byte Msg'.C4:'300 byte Msg'.C4 '300 byte Msg'.C5:'300 byte Msg'.C22 '300 byte Msg'.D4:'300 byte Msg'.D4 '300 byte Msg'.D5:'300 byte Msg'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>
      <number:minutes number:style="long"/>
      <number:text>:</number:text>
      <number:seconds number:style="long"/>
    </number:tim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time-style style:name="N134">
      <number:minutes number:style="long"/>
      <number:text>:</number:text>
      <number:seconds number:style="long" number:decimal-places="1"/>
    </number:time-style>
    <number:percentage-style style:name="N133">
      <number:number number:decimal-places="0" number:min-decimal-places="0" number:min-integer-digits="1"/>
      <number:text>%</number:text>
    </number:percentage-style>
    <number:date-style style:name="N132">
      <number:day number:style="long"/>
      <number:text>. </number:text>
      <number:month number:textual="true"/>
    </number:dat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 </number:text>
      <number:year/>
    </number:date-style>
    <number:number-style style:name="N127">
      <number:number number:decimal-places="3" number:min-decimal-places="3" number:min-integer-digits="1"/>
    </number:number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number number:decimal-places="0" number:min-decimal-places="0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5P0"/>
    </number:number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09">
      <number:number number:decimal-places="0" number:min-decimal-places="0" number:min-integer-digits="0"/>
      <number:text> ms</number:text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souh Shamma</meta:initial-creator>
    <meta:creation-date>2023-06-26T12:05:44</meta:creation-date>
    <dc:date>2023-10-19T15:01:54.501704521</dc:date>
    <meta:editing-duration>PT1H59M45S</meta:editing-duration>
    <meta:generator>LibreOffice/7.3.7.2$Linux_X86_64 LibreOffice_project/30$Build-2</meta:generator>
    <meta:editing-cycles>6</meta:editing-cycles>
    <meta:document-statistic meta:table-count="3" meta:cell-count="93" meta:object-count="2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42cm" svg:height="11.214cm" xlink:href=".." xlink:type="simple" chart:class="chart:line" chart:style-name="ch1">
        <chart:title svg:x="2.624cm" svg:y="0.421cm" chart:style-name="ch2">
          <text:p>Routerleistung mit 300 Byte Nachrichtenlänge ( jeder sendet 500 Nachricht an jeden) 1M baudrate </text:p>
        </chart:title>
        <chart:legend chart:legend-position="bottom" svg:x="7.27cm" svg:y="10.615cm" style:legend-expansion="wide" chart:style-name="ch3"/>
        <chart:plot-area chart:style-name="ch4" table:cell-range-address="'300 byte Msg'.B4:'300 byte Msg'.D22" chart:data-source-has-labels="both" svg:x="0.383cm" svg:y="1.787cm" svg:width="18.473cm" svg:height="7.486cm">
          <chart:coordinate-region svg:x="1.11cm" svg:y="1.986cm" svg:width="17.559cm" svg:height="6.64cm"/>
          <chart:axis chart:dimension="x" chart:name="primary-x" chart:style-name="ch5" chartooo:axis-type="auto">
            <chartooo:date-scale/>
            <chart:title svg:x="8.517cm" svg:y="9.497cm" chart:style-name="ch6">
              <text:p>Frequenz (ms)</text:p>
            </chart:title>
            <chart:categories table:cell-range-address="'300 byte Msg'.B5:'300 byte Msg'.B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300 byte Msg'.C5:'300 byte Msg'.C22" chart:label-cell-address="'300 byte Msg'.C4:'300 byte Msg'.C4" chart:class="chart:line">
            <chart:data-point chart:repeated="18"/>
          </chart:series>
          <chart:series chart:style-name="ch10" chart:values-cell-range-address="'300 byte Msg'.D5:'300 byte Msg'.D22" chart:label-cell-address="'300 byte Msg'.D4:'300 byte Msg'.D4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halten</text:p>
                <draw:g>
                  <svg:desc>'300 byte Msg'.C4:'300 byte Msg'.C4</svg:desc>
                </draw:g>
              </table:table-cell>
              <table:table-cell office:value-type="string">
                <text:p>verloren</text:p>
                <draw:g>
                  <svg:desc>'300 byte Msg'.D4:'300 byte Msg'.D4</svg:desc>
                </draw:g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'300 byte Msg'.B5:'300 byte Msg'.B22</svg:desc>
                </draw:g>
              </table:table-cell>
              <table:table-cell office:value-type="float" office:value="1">
                <text:p>1</text:p>
                <draw:g>
                  <svg:desc>'300 byte Msg'.C5:'300 byte Msg'.C22</svg:desc>
                </draw:g>
              </table:table-cell>
              <table:table-cell office:value-type="float" office:value="0">
                <text:p>0</text:p>
                <draw:g>
                  <svg:desc>'300 byte Msg'.D5:'300 byte Msg'.D22</svg:desc>
                </draw:g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98833333333333">
                <text:p>0.998833333333333</text:p>
              </table:table-cell>
              <table:table-cell office:value-type="float" office:value="0.00116666666666667">
                <text:p>0.00116666666666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315">
                <text:p>0.9315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8833333333333">
                <text:p>0.998833333333333</text:p>
              </table:table-cell>
              <table:table-cell office:value-type="float" office:value="0.00116666666666667">
                <text:p>0.00116666666666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99166666666667">
                <text:p>0.999166666666667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4666666666667">
                <text:p>0.994666666666667</text:p>
              </table:table-cell>
              <table:table-cell office:value-type="float" office:value="0.00533333333333333">
                <text:p>0.005333333333333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81666666666667">
                <text:p>0.981666666666667</text:p>
              </table:table-cell>
              <table:table-cell office:value-type="float" office:value="0.0183333333333333">
                <text:p>0.01833333333333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8666666666667">
                <text:p>0.978666666666667</text:p>
              </table:table-cell>
              <table:table-cell office:value-type="float" office:value="0.0213333333333333">
                <text:p>0.02133333333333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05166666666667">
                <text:p>0.905166666666667</text:p>
              </table:table-cell>
              <table:table-cell office:value-type="float" office:value="0.0948333333333333">
                <text:p>0.094833333333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97833333333333">
                <text:p>0.997833333333333</text:p>
              </table:table-cell>
              <table:table-cell office:value-type="float" office:value="0.00216666666666667">
                <text:p>0.002166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93833333333333">
                <text:p>0.993833333333333</text:p>
              </table:table-cell>
              <table:table-cell office:value-type="float" office:value="0.00616666666666667">
                <text:p>0.00616666666666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94166666666667">
                <text:p>0.994166666666667</text:p>
              </table:table-cell>
              <table:table-cell office:value-type="float" office:value="0.00583333333333333">
                <text:p>0.0058333333333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8">
                <text:p>0.99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55">
                <text:p>0.9655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145">
                <text:p>0.9145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47333333333333">
                <text:p>0.847333333333333</text:p>
              </table:table-cell>
              <table:table-cell office:value-type="float" office:value="0.152666666666667">
                <text:p>0.152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666666666667">
                <text:p>0.732666666666667</text:p>
              </table:table-cell>
              <table:table-cell office:value-type="float" office:value="0.267333333333333">
                <text:p>0.267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21666666666667">
                <text:p>0.621666666666667</text:p>
              </table:table-cell>
              <table:table-cell office:value-type="float" office:value="0.378333333333333">
                <text:p>0.37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69cm" svg:height="11.113cm" xlink:href=".." xlink:type="simple" chart:class="chart:bar" chart:style-name="ch1">
        <chart:title svg:x="2.664cm" svg:y="0.476cm" chart:style-name="ch2">
          <text:p>Routerleistung mit 300 Byte Nachrichtenlänge ( jeder sendet 500 Nachricht an jeden) 1M baudrate </text:p>
        </chart:title>
        <chart:legend chart:legend-position="bottom" svg:x="7.772cm" svg:y="10.514cm" style:legend-expansion="wide" chart:style-name="ch3"/>
        <chart:plot-area chart:style-name="ch4" table:cell-range-address="'300 byte Msg'.B4:'300 byte Msg'.D22" chart:data-source-has-labels="both" svg:x="0.381cm" svg:y="1.862cm" svg:width="18.307cm" svg:height="7.265cm">
          <chart:coordinate-region svg:x="1.108cm" svg:y="2.061cm" svg:width="17.58cm" svg:height="6.419cm"/>
          <chart:axis chart:dimension="x" chart:name="primary-x" chart:style-name="ch5" chartooo:axis-type="auto">
            <chartooo:date-scale/>
            <chart:title svg:x="8.432cm" svg:y="9.349cm" chart:style-name="ch6">
              <text:p>Frequenz (ms)</text:p>
            </chart:title>
            <chart:categories table:cell-range-address="'300 byte Msg'.B5:'300 byte Msg'.B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300 byte Msg'.C5:'300 byte Msg'.C22" chart:label-cell-address="'300 byte Msg'.C4:'300 byte Msg'.C4" chart:class="chart:bar">
            <chart:data-point chart:repeated="18"/>
          </chart:series>
          <chart:series chart:style-name="ch10" chart:values-cell-range-address="'300 byte Msg'.D5:'300 byte Msg'.D22" chart:label-cell-address="'300 byte Msg'.D4:'300 byte Msg'.D4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halten</text:p>
                <draw:g>
                  <svg:desc>'300 byte Msg'.C4:'300 byte Msg'.C4</svg:desc>
                </draw:g>
              </table:table-cell>
              <table:table-cell office:value-type="string">
                <text:p>verloren</text:p>
                <draw:g>
                  <svg:desc>'300 byte Msg'.D4:'300 byte Msg'.D4</svg:desc>
                </draw:g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'300 byte Msg'.B5:'300 byte Msg'.B22</svg:desc>
                </draw:g>
              </table:table-cell>
              <table:table-cell office:value-type="float" office:value="1">
                <text:p>1</text:p>
                <draw:g>
                  <svg:desc>'300 byte Msg'.C5:'300 byte Msg'.C22</svg:desc>
                </draw:g>
              </table:table-cell>
              <table:table-cell office:value-type="float" office:value="0">
                <text:p>0</text:p>
                <draw:g>
                  <svg:desc>'300 byte Msg'.D5:'300 byte Msg'.D22</svg:desc>
                </draw:g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98833333333333">
                <text:p>0.998833333333333</text:p>
              </table:table-cell>
              <table:table-cell office:value-type="float" office:value="0.00116666666666667">
                <text:p>0.00116666666666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315">
                <text:p>0.9315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8833333333333">
                <text:p>0.998833333333333</text:p>
              </table:table-cell>
              <table:table-cell office:value-type="float" office:value="0.00116666666666667">
                <text:p>0.00116666666666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99166666666667">
                <text:p>0.999166666666667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4666666666667">
                <text:p>0.994666666666667</text:p>
              </table:table-cell>
              <table:table-cell office:value-type="float" office:value="0.00533333333333333">
                <text:p>0.005333333333333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81666666666667">
                <text:p>0.981666666666667</text:p>
              </table:table-cell>
              <table:table-cell office:value-type="float" office:value="0.0183333333333333">
                <text:p>0.01833333333333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8666666666667">
                <text:p>0.978666666666667</text:p>
              </table:table-cell>
              <table:table-cell office:value-type="float" office:value="0.0213333333333333">
                <text:p>0.02133333333333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05166666666667">
                <text:p>0.905166666666667</text:p>
              </table:table-cell>
              <table:table-cell office:value-type="float" office:value="0.0948333333333333">
                <text:p>0.094833333333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97833333333333">
                <text:p>0.997833333333333</text:p>
              </table:table-cell>
              <table:table-cell office:value-type="float" office:value="0.00216666666666667">
                <text:p>0.002166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93833333333333">
                <text:p>0.993833333333333</text:p>
              </table:table-cell>
              <table:table-cell office:value-type="float" office:value="0.00616666666666667">
                <text:p>0.00616666666666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94166666666667">
                <text:p>0.994166666666667</text:p>
              </table:table-cell>
              <table:table-cell office:value-type="float" office:value="0.00583333333333333">
                <text:p>0.0058333333333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8">
                <text:p>0.99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55">
                <text:p>0.9655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145">
                <text:p>0.9145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47333333333333">
                <text:p>0.847333333333333</text:p>
              </table:table-cell>
              <table:table-cell office:value-type="float" office:value="0.152666666666667">
                <text:p>0.152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666666666667">
                <text:p>0.732666666666667</text:p>
              </table:table-cell>
              <table:table-cell office:value-type="float" office:value="0.267333333333333">
                <text:p>0.267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21666666666667">
                <text:p>0.621666666666667</text:p>
              </table:table-cell>
              <table:table-cell office:value-type="float" office:value="0.378333333333333">
                <text:p>0.378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